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1D2A4C61D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64cm" fo:min-width="0.914cm" loext:decorative="false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914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158466" draw:marker-start-width="0.321cm" draw:marker-end="線の終点_20_1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svg:stroke-width="0.081cm" svg:stroke-color="#158466" draw:marker-start="線の終点_20_1" draw:marker-start-width="0.321cm" draw:marker-end="" draw:marker-end-width="0.321cm" draw:fill="none" draw:textarea-vertical-align="middle" fo:padding-top="0.165cm" fo:padding-bottom="0.165cm" fo:padding-left="0.29cm" fo:padding-right="0.29cm" loext:decorative="false"/>
    </style:style>
    <style:style style:name="gr14" style:family="graphic" style:parent-style-name="objectwithoutfill">
      <style:graphic-properties svg:stroke-width="0.081cm" svg:stroke-color="#2a6099" draw:marker-start="" draw:marker-start-width="0.321cm" draw:marker-end="線の終点_20_1" draw:marker-end-width="0.3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objectwithoutfill">
      <style:graphic-properties svg:stroke-width="0.081cm" svg:stroke-color="#2a6099" draw:marker-start="線の終点_20_1" draw:marker-start-width="0.321cm" draw:marker-end="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80808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color="#158466" loext:opacity="100%" fo:font-weight="bold"/>
    </style:style>
    <style:style style:name="P8" style:family="paragraph">
      <loext:graphic-properties draw:fill="none" draw:fill-color="#ffffff"/>
      <style:paragraph-properties fo:text-align="center"/>
      <style:text-properties fo:color="#158466" loext:opacity="100%" fo:font-size="10.5pt" fo:font-weight="bold" style:font-size-asian="10.5pt" style:font-size-complex="10.5pt"/>
    </style:style>
    <style:style style:name="P9" style:family="paragraph">
      <style:paragraph-properties fo:text-align="start"/>
      <style:text-properties fo:color="#2a6099" loext:opacity="100%" fo:font-weight="bold"/>
    </style:style>
    <style:style style:name="P10" style:family="paragraph">
      <loext:graphic-properties draw:fill="none" draw:fill-color="#ffffff"/>
      <style:paragraph-properties fo:text-align="center"/>
      <style:text-properties fo:color="#2a6099" loext:opacity="100%" fo:font-size="10.5pt" fo:font-weight="bold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 draw:name="laptop" draw:style-name="gr1">
          <draw:custom-shape draw:style-name="gr2" draw:text-style-name="P1" draw:layer="layout" svg:width="2.5cm" svg:height="1.75cm" svg:x="13.2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" draw:text-style-name="P2" draw:layer="layout" svg:width="2cm" svg:height="1.25cm" svg:x="13.5cm" svg:y="8cm">
            <text:p/>
          </draw:rect>
          <draw:custom-shape draw:style-name="gr4" draw:text-style-name="P1" draw:layer="layout" svg:width="3cm" svg:height="0.75cm" svg:x="13cm" svg:y="9.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2" draw:layer="layout" svg:width="0.5cm" svg:height="0.13cm" svg:x="14.25cm" svg:y="10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1" draw:layer="layout" svg:width="2.5cm" svg:height="0.38cm" svg:x="13.25cm" svg:y="9.6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" draw:text-style-name="P3" draw:layer="layout" svg:width="1.587cm" svg:height="1.778cm" svg:x="6.163cm" svg:y="8.25cm">
          <draw:image xlink:href="Pictures/10000001000001A0000001D2A4C61D69.png" xlink:type="simple" xlink:show="embed" xlink:actuate="onLoad" draw:mime-type="image/png">
            <text:p/>
          </draw:image>
        </draw:frame>
        <draw:custom-shape draw:style-name="gr8" draw:text-style-name="P4" draw:layer="layout" svg:width="2cm" svg:height="2cm" svg:x="9.3cm" svg:y="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cm" svg:height="1cm" svg:x="9.301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cm" svg:height="1cm" draw:transform="rotate (-1.5707963267949) translate (10.803cm 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327cm" svg:height="1.073cm" svg:x="8.723cm" svg:y="5.25cm">
          <draw:text-box>
            <text:p text:style-name="P3"><text:span text:style-name="T1">ChatGPT</text:span></text:p>
            <text:p text:style-name="P3"><text:span text:style-name="T1">(Internet Service)</text:span></text:p>
          </draw:text-box>
        </draw:frame>
        <draw:frame draw:style-name="gr11" draw:text-style-name="P6" draw:layer="layout" svg:width="2.685cm" svg:height="1.25cm" svg:x="13.065cm" svg:y="10.5cm">
          <draw:text-box>
            <text:p text:style-name="P3"><text:span text:style-name="T1">MCP Servers</text:span></text:p>
            <text:p text:style-name="P3"><text:span text:style-name="T1">(Linux)</text:span></text:p>
          </draw:text-box>
        </draw:frame>
        <draw:line draw:style-name="gr12" draw:text-style-name="P4" draw:layer="layout" svg:x1="12.75cm" svg:y1="9.5cm" svg:x2="8cm" svg:y2="9.5cm">
          <text:p/>
        </draw:line>
        <draw:line draw:style-name="gr13" draw:text-style-name="P4" draw:layer="layout" svg:x1="9cm" svg:y1="6.5cm" svg:x2="7.75cm" svg:y2="8cm">
          <text:p/>
        </draw:line>
        <draw:frame draw:style-name="gr10" draw:text-style-name="P8" draw:layer="layout" svg:width="2.091cm" svg:height="0.662cm" svg:x="9cm" svg:y="9.588cm">
          <draw:text-box>
            <text:p text:style-name="P7"><text:span text:style-name="T1">Tools list</text:span></text:p>
          </draw:text-box>
        </draw:frame>
        <draw:line draw:style-name="gr14" draw:text-style-name="P4" draw:layer="layout" svg:x1="9.5cm" svg:y1="6.75cm" svg:x2="8.25cm" svg:y2="8.25cm">
          <text:p/>
        </draw:line>
        <draw:line draw:style-name="gr15" draw:text-style-name="P4" draw:layer="layout" svg:x1="12.75cm" svg:y1="9cm" svg:x2="8.25cm" svg:y2="9cm">
          <text:p/>
        </draw:line>
        <draw:frame draw:style-name="gr10" draw:text-style-name="P10" draw:layer="layout" svg:width="4.001cm" svg:height="1.073cm" svg:x="8.749cm" svg:y="7.177cm">
          <draw:text-box>
            <text:p text:style-name="P9"><text:span text:style-name="T1"><text:s text:c="5"/></text:span><text:span text:style-name="T1">Call tool</text:span></text:p>
            <text:p text:style-name="P9"><text:span text:style-name="T1">(by function callin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2T22:40:48.359000000</meta:creation-date>
    <dc:date>2025-05-22T23:20:51.103000000</dc:date>
    <meta:editing-duration>PT2M57S</meta:editing-duration>
    <meta:editing-cycles>1</meta:editing-cycles>
    <meta:document-statistic meta:object-count="18"/>
    <meta:generator>LibreOffice/24.8.6.2$Windows_X86_64 LibreOffice_project/6d98ba145e9a8a39fc57bcc76981d1fb1316c60c</meta:generator>
  </office:meta>
</office:document-meta>
</file>